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957cm" fo:margin-left="0cm" table:align="left"/>
    </style:style>
    <style:style style:name="Tabelle1.A" style:family="table-column">
      <style:table-column-properties style:column-width="11.957cm"/>
    </style:style>
    <style:style style:name="Tabelle1.A1" style:family="table-cell">
      <style:table-cell-properties fo:padding-left="0.191cm" fo:padding-right="0.191cm" fo:padding-top="0cm" fo:padding-bottom="0cm" fo:border="0.5pt solid #ffffff" style:writing-mode="lr-tb"/>
    </style:style>
    <style:style style:name="Tabelle2" style:family="table">
      <style:table-properties style:width="11.957cm" fo:margin-left="0cm" table:align="left"/>
    </style:style>
    <style:style style:name="Tabelle2.A" style:family="table-column">
      <style:table-column-properties style:column-width="11.957cm"/>
    </style:style>
    <style:style style:name="Tabelle2.A1" style:family="table-cell">
      <style:table-cell-properties fo:padding-left="0.191cm" fo:padding-right="0.191cm" fo:padding-top="0cm" fo:padding-bottom="0cm" fo:border="0.5pt solid #ffffff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loext:opacity="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8pt" style:font-size-asian="8pt" style:font-size-complex="8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loext:opacity="0%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style:use-window-font-color="true" loext:opacity="0%" fo:font-size="4pt" style:font-size-asian="4pt" style:font-size-complex="4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loext:opacity="0%" fo:font-size="3pt" style:font-size-asian="3pt" style:font-size-complex="3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style:use-window-font-color="true" loext:opacity="0%" fo:font-size="1pt" style:font-size-asian="1pt" style:font-size-complex="1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loext:opacity="0%" fo:font-size="28pt" style:font-size-asian="28pt" style:font-size-complex="28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style:use-window-font-color="true" loext:opacity="0%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style:use-window-font-color="true" loext:opacity="0%" style:font-weight-complex="bold"/>
    </style:style>
    <style:style style:name="P14" style:family="paragraph" style:parent-style-name="Heading_20_1" style:master-page-name="MP0">
      <style:paragraph-properties fo:margin-top="0cm" fo:margin-bottom="0.282cm" style:contextual-spacing="false" style:page-number="auto" fo:break-before="page"/>
    </style:style>
    <style:style style:name="P15" style:family="paragraph" style:parent-style-name="Heading_20_1">
      <style:paragraph-properties fo:margin-top="0cm" fo:margin-bottom="0.282cm" style:contextual-spacing="false"/>
      <style:text-properties style:use-window-font-color="true" loext:opacity="0%"/>
    </style:style>
    <style:style style:name="P16" style:family="paragraph" style:parent-style-name="Heading_20_1">
      <style:paragraph-properties fo:margin-top="0cm" fo:margin-bottom="0.282cm" style:contextual-spacing="false"/>
      <style:text-properties style:use-window-font-color="true" loext:opacity="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P17" style:family="paragraph" style:parent-style-name="Heading_20_2">
      <style:paragraph-properties fo:line-height="100%"/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P18" style:family="paragraph" style:parent-style-name="Heading_20_2">
      <style:paragraph-properties fo:line-height="100%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9" style:family="paragraph" style:parent-style-name="Heading_20_2">
      <style:paragraph-properties fo:margin-top="0cm" fo:margin-bottom="0.282cm" style:contextual-spacing="false" fo:line-height="100%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20" style:family="paragraph" style:parent-style-name="Listenabsatz" style:list-style-name="L1">
      <style:paragraph-properties fo:margin-top="0cm" fo:margin-bottom="0cm" style:contextual-spacing="false" fo:line-height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Calibri" fo:font-size="4pt" fo:font-weight="bold" style:font-size-asian="4pt" style:font-weight-asian="bold" style:font-name-complex="Calibri" style:font-size-complex="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style:font-weight-complex="bold"/>
    </style:style>
    <style:style style:name="T5" style:family="text">
      <style:text-properties fo:color="#dc911e" loext:opacity="100%" style:font-name="Cambria Math" style:font-name-complex="Cambria Math" style:font-weight-complex="bold"/>
    </style:style>
    <style:style style:name="T6" style:family="text">
      <style:text-properties fo:color="#dc911e" loext:opacity="100%" style:font-weight-complex="bold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style:font-name="Calibri" fo:font-size="4pt" fo:font-weight="bold" style:font-size-asian="4pt" style:font-weight-asian="bold" style:font-name-complex="Calibri" style:font-size-complex="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complex="bold"/>
    </style:style>
    <style:style style:name="T11" style:family="text">
      <style:text-properties style:font-name="Cambria Math" style:font-name-complex="Cambria Math" style:font-weight-complex="bold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style:font-weight-complex="bold"/>
    </style:style>
    <style:style style:name="T16" style:family="text">
      <style:text-properties style:use-window-font-color="true" loext:opacity="0%" style:font-name="Cambria Math" style:font-name-complex="Cambria Math" style:font-weight-complex="bold"/>
    </style:style>
    <style:style style:name="T17" style:family="text">
      <style:text-properties style:use-window-font-color="true" loext:opacity="0%" fo:font-size="4pt" style:font-size-asian="4pt" style:font-size-complex="4pt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Absatz-Standardschriftart"><text:span text:style-name="T13"><text:s/></text:span></text:span></text:h>
      <text:h text:style-name="P16" text:outline-level="1">Systeme und Daten schützen</text:h>
      <text:p text:style-name="P4"/>
      <table:table table:name="Tabelle1" table:style-name="Tabelle1">
        <table:table-column table:style-name="Tabelle1.A"/>
        <table:table-row table:style-name="TableLine2577246762864">
          <table:table-cell table:style-name="Tabelle1.A1" office:value-type="string">
            <text:h text:style-name="P17" text:outline-level="2"><text:s/></text:h>
            <text:h text:style-name="P18" text:outline-level="2">Vor Schadsoftware schützen</text:h>
            <text:p text:style-name="P5"><text:s/></text:p>
            <text:list xml:id="list725708346" text:style-name="L1">
              <text:list-item>
                <text:p text:style-name="P20"><text:span text:style-name="Absatz-Standardschriftart"><text:span text:style-name="T14">Regelmäßig Programme updaten! </text:span></text:span><text:span text:style-name="Absatz-Standardschriftart"><text:span text:style-name="T12">Damit verhindern Sie, dass Angreifer aktuelle Sicherheitslücken ausnutzen können.</text:span></text:span></text:p>
              </text:list-item>
              <text:list-item>
                <text:p text:style-name="P20"><text:span text:style-name="Absatz-Standardschriftart"><text:span text:style-name="T14">Nur von vertrauenswürdigen Websites herunterladen!</text:span></text:span><text:span text:style-name="Absatz-Standardschriftart"><text:span text:style-name="T12"> Unbekannte Websites könnten Schadsoftware zusätzlich zum Produkt herunterladen.</text:span></text:span></text:p>
              </text:list-item>
              <text:list-item>
                <text:p text:style-name="P20"><text:span text:style-name="Absatz-Standardschriftart"><text:span text:style-name="T14">Keine unerwarteten Anhänge und fremden Links anklicken!</text:span></text:span><text:span text:style-name="Absatz-Standardschriftart"><text:span text:style-name="T12"> Auch hier können Sie sich Schadsoftware einfangen.</text:span></text:span></text:p>
              </text:list-item>
              <text:list-item>
                <text:p text:style-name="P20"><text:span text:style-name="Absatz-Standardschriftart"><text:span text:style-name="T14">Keine fremde Hardware an den PC anschließen!</text:span></text:span><text:span text:style-name="Absatz-Standardschriftart"><text:span text:style-name="T12"> Sie wissen nicht, was auf diesen Geräten an möglicherweise bösartigen Prorgammen vorhanden ist.</text:span></text:span></text:p>
              </text:list-item>
              <text:list-item>
                <text:p text:style-name="P20"><text:span text:style-name="Absatz-Standardschriftart"><text:span text:style-name="T14">Keine privaten Datenträger am Arbeitsplatz anschließen!</text:span></text:span><text:span text:style-name="Absatz-Standardschriftart"><text:span text:style-name="T12"> Damit verhindern Sie, aus Versehen Schadsoftware einzuschleppen.</text:span></text:span></text:p>
              </text:list-item>
            </text:list>
            <text:p text:style-name="P6"/>
          </table:table-cell>
        </table:table-row>
      </table:table>
      <text:p text:style-name="P4"/>
      <text:p text:style-name="P1"><text:span text:style-name="Absatz-Standardschriftart"><text:span text:style-name="T14">Software</text:span></text:span><text:span text:style-name="Absatz-Standardschriftart"><text:span text:style-name="T12"> = Nicht-Physische Bestandteile des PCs, z.B. Programme,</text:span></text:span></text:p>
      <text:p text:style-name="P12">Betriebssysteme, usw.</text:p>
      <text:p text:style-name="P1"><text:span text:style-name="Absatz-Standardschriftart"><text:span text:style-name="T14">Schadsoftware</text:span></text:span><text:span text:style-name="Absatz-Standardschriftart"><text:span text:style-name="T12"> = Schädliche Programme, die auf Ihrem PC Schaden</text:span></text:span></text:p>
      <text:p text:style-name="P3"><text:span text:style-name="Absatz-Standardschriftart"><text:span text:style-name="T12">anrichten können, z.B. Viren, Malware, Bots, Ransomware, usw.</text:span></text:span></text:p>
      <text:p text:style-name="P1"><text:span text:style-name="Absatz-Standardschriftart"><text:span text:style-name="T14">Hardware</text:span></text:span><text:span text:style-name="Absatz-Standardschriftart"><text:span text:style-name="T12"> </text:span></text:span><text:span text:style-name="Absatz-Standardschriftart"><text:span text:style-name="T15">= Physische Bestandteile eines PCs oder tragbare elektronische</text:span></text:span></text:p>
      <text:p text:style-name="P13">Geräte, z.B. Maus, Tastatur, USB-Stick, (externe) Festplatte usw.</text:p>
      <text:p text:style-name="P7"/>
      <text:p text:style-name="P1"><text:span text:style-name="Absatz-Standardschriftart"><text:span text:style-name="T15">Haltbarkeit von Speichermedien: </text:span></text:span><text:span text:style-name="Absatz-Standardschriftart"><text:span text:style-name="T16">▸</text:span></text:span><text:a xlink:type="simple" xlink:href="https://mediafix.de/die-haltbarkeit-der-speichermedien/" office:target-frame-name="_top" xlink:show="replace" text:style-name="Internet_20_link" text:visited-style-name="Visited_20_Internet_20_Link"><text:span text:style-name="Hyperlink"><text:span text:style-name="T15">Mediafix</text:span></text:span></text:a></text:p>
      <text:p text:style-name="P1"><text:span text:style-name="Absatz-Standardschriftart"><text:span text:style-name="T15">Aktuelle Sicherheitslücken: </text:span></text:span><text:span text:style-name="Absatz-Standardschriftart"><text:span text:style-name="T16">▸</text:span></text:span><text:a xlink:type="simple" xlink:href="https://wid.cert-bund.de/portal/wid/kurzinformationen" office:target-frame-name="_top" xlink:show="replace" text:style-name="Internet_20_link" text:visited-style-name="Visited_20_Internet_20_Link"><text:span text:style-name="Hyperlink"><text:span text:style-name="T15">BSI</text:span></text:span></text:a></text:p>
      <text:p text:style-name="P8"/>
      <text:p text:style-name="P9"/>
      <text:p text:style-name="P10"><text:s/></text:p>
      <text:p text:style-name="P7"/>
      <text:p text:style-name="P11"><text:s/></text:p>
      <table:table table:name="Tabelle2" table:style-name="Tabelle2">
        <table:table-column table:style-name="Tabelle2.A"/>
        <table:table-row table:style-name="TableLine2577246745728">
          <table:table-cell table:style-name="Tabelle2.A1" office:value-type="string">
            <text:h text:style-name="P17" text:outline-level="2"><text:s/></text:h>
            <text:h text:style-name="P18" text:outline-level="2">Daten schützen</text:h>
            <text:p text:style-name="P5"><text:s/></text:p>
            <text:list xml:id="list4453328012131" text:continue-numbering="true" text:style-name="L1">
              <text:list-item>
                <text:p text:style-name="P20"><text:span text:style-name="Absatz-Standardschriftart"><text:span text:style-name="T14">Bildschirme sperren!</text:span></text:span><text:span text:style-name="Absatz-Standardschriftart"><text:span text:style-name="T12"> Damit verhindern Sie bei Abwesenheit den Zugriff anderer Personen Daten auf Ihren PC.</text:span></text:span></text:p>
              </text:list-item>
              <text:list-item>
                <text:p text:style-name="P20"><text:span text:style-name="Absatz-Standardschriftart"><text:span text:style-name="T14">Zugangskontrolle einrichten!</text:span></text:span><text:span text:style-name="Absatz-Standardschriftart"><text:span text:style-name="T12"> Dann können andere Personen nicht auf ihre Geräte zugreifen.</text:span></text:span></text:p>
              </text:list-item>
              <text:list-item>
                <text:p text:style-name="P20"><text:span text:style-name="Absatz-Standardschriftart"><text:span text:style-name="T14">Daten verschlüsseln! </text:span></text:span><text:span text:style-name="Absatz-Standardschriftart"><text:span text:style-name="T12">Insbesondere geheime und sensible Daten sollten sie verschlüsseln.</text:span></text:span></text:p>
              </text:list-item>
              <text:list-item>
                <text:p text:style-name="P20"><text:span text:style-name="Absatz-Standardschriftart"><text:span text:style-name="T14">Nur Kopien speichern!</text:span></text:span><text:span text:style-name="Absatz-Standardschriftart"><text:span text:style-name="T12"> Dann können Sie auch weiterarbeiten, wenn diese Daten verloren gehen.</text:span></text:span></text:p>
              </text:list-item>
              <text:list-item>
                <text:p text:style-name="P20"><text:span text:style-name="Absatz-Standardschriftart"><text:span text:style-name="T14">Dateien korrekt löschen!</text:span></text:span><text:span text:style-name="Absatz-Standardschriftart"><text:span text:style-name="T12"> Der Papierkorb löscht Dateien nicht. Nutzen Sie geeignete Programme!</text:span></text:span></text:p>
              </text:list-item>
            </text:list>
            <text:h text:style-name="P17" text:outline-level="2"><text:s/></text:h>
            <text:h text:style-name="P19" text:outline-level="2">Richtiger Umgang mit Hardware</text:h>
            <text:p text:style-name="P2"><text:span text:style-name="Absatz-Standardschriftart"><text:span text:style-name="T17"><text:s/></text:span></text:span></text:p>
            <text:list xml:id="list4452231238820" text:continue-numbering="true" text:style-name="L1">
              <text:list-item>
                <text:p text:style-name="P20"><text:span text:style-name="Absatz-Standardschriftart"><text:span text:style-name="T14">Wechseldatenträger vor Abziehen richtig trennen!</text:span></text:span><text:span text:style-name="Absatz-Standardschriftart"><text:span text:style-name="T12"> Ansonsten könnten Dateien beschädigt werden.</text:span></text:span></text:p>
              </text:list-item>
              <text:list-item>
                <text:p text:style-name="P20"><text:span text:style-name="Absatz-Standardschriftart"><text:span text:style-name="T14">Vor Stößen schützen!</text:span></text:span><text:span text:style-name="Absatz-Standardschriftart"><text:span text:style-name="T12"> Jedes Gerät kann auch kaputt gehen durch Stöße.</text:span></text:span></text:p>
              </text:list-item>
              <text:list-item>
                <text:p text:style-name="P20"><text:span text:style-name="Absatz-Standardschriftart"><text:span text:style-name="T14">Doppelte Kopien an anderem Ort lagern!</text:span></text:span><text:span text:style-name="Absatz-Standardschriftart"><text:span text:style-name="T12"> Dann gehen sie bei einem Brand oder anderem Unglück nicht verloren.</text:span></text:span></text:p>
              </text:list-item>
              <text:list-item>
                <text:p text:style-name="P20"><text:span text:style-name="Absatz-Standardschriftart"><text:span text:style-name="T14">Trocken lagern, ohne direkte Sonneneinstrahlung, ohne starke Temperaturschwankungen! </text:span></text:span><text:span text:style-name="Absatz-Standardschriftart"><text:span text:style-name="T12">Je besser die Lagerbedingungen, desto länger hält die Hardware!</text:span></text:span></text:p>
              </text:list-item>
              <text:list-item>
                <text:p text:style-name="P20"><text:span text:style-name="Absatz-Standardschriftart"><text:span text:style-name="T14">Nicht in der Nähe von starken Magneten lagern!</text:span></text:span><text:span text:style-name="Absatz-Standardschriftart"><text:span text:style-name="T12"> Das kann die Hardware beschädigen.</text:span></text:span></text:p>
              </text:list-item>
              <text:list-item>
                <text:p text:style-name="P20"><text:span text:style-name="Absatz-Standardschriftart"><text:span text:style-name="T14">Regelmäßig Daten umschreiben!</text:span></text:span><text:span text:style-name="Absatz-Standardschriftart"><text:span text:style-name="T12"> Elektronische Speichermedien halten nur eine begrenzte Zahl an Jahren.</text:span></text:span></text:p>
              </text:list-item>
            </text:list>
          </table:table-cell>
        </table:table-row>
      </table:table>
      <text:h text:style-name="P1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Platzhaltertext" style:family="text" style:parent-style-name="Absatz-Standardschriftart">
      <style:text-properties fo:color="#808080" loext:opacity="100%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Lisa Braune</meta:initial-creator>
    <meta:creation-date>2024-08-22T12:25:00Z</meta:creation-date>
    <dc:date>2024-11-10T00:44:51.822000000</dc:date>
    <meta:print-date>2024-06-13T07:55:00Z</meta:print-date>
    <meta:editing-cycles>3</meta:editing-cycles>
    <meta:editing-duration>PT18S</meta:editing-duration>
    <meta:document-statistic meta:table-count="2" meta:image-count="0" meta:object-count="0" meta:page-count="1" meta:paragraph-count="37" meta:word-count="293" meta:character-count="2206" meta:non-whitespace-character-count="1948"/>
    <meta:template xlink:type="simple" xlink:actuate="onRequest" xlink:title="" xlink:href="Normal.dotm"/>
  </office:meta>
</office:document-meta>
</file>